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stSeeker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Ranking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rtMode</text:p>
          </table:table-cell>
          <table:table-cell office:value-type="string" calcext:value-type="string">
            <text:p>SelectionMode</text:p>
          </table:table-cell>
          <table:table-cell office:value-type="string" calcext:value-type="string">
            <text:p>MutMode</text:p>
          </table:table-cell>
          <table:table-cell office:value-type="string" calcext:value-type="string">
            <text:p>CrossMode</text:p>
          </table:table-cell>
          <table:table-cell office:value-type="string" calcext:value-type="string">
            <text:p>CrossTyp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SUM([.B2:.Q2])" office:value-type="float" office:value="461" calcext:value-type="float">
            <text:p>461</text:p>
          </table:table-cell>
          <table:table-cell table:formula="of:=AVERAGE([.B2:.Q2])" office:value-type="float" office:value="28.8125" calcext:value-type="float">
            <text:p>28.8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2:.AA2])" office:value-type="float" office:value="810.8125" calcext:value-type="float">
            <text:p>810.8125</text:p>
          </table:table-cell>
          <table:table-cell table:formula="of:=AVERAGE([.K2:.AA2])" office:value-type="float" office:value="50.67578125" calcext:value-type="float">
            <text:p>50.675781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SUM([.B3:.Q3])" office:value-type="float" office:value="471" calcext:value-type="float">
            <text:p>471</text:p>
          </table:table-cell>
          <table:table-cell table:formula="of:=AVERAGE([.B3:.Q3])" office:value-type="float" office:value="29.4375" calcext:value-type="float">
            <text:p>29.4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3:.AA3])" office:value-type="float" office:value="791.4375" calcext:value-type="float">
            <text:p>791.4375</text:p>
          </table:table-cell>
          <table:table-cell table:formula="of:=AVERAGE([.K3:.AA3])" office:value-type="float" office:value="49.46484375" calcext:value-type="float">
            <text:p>49.464843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([.B4:.Q4])" office:value-type="float" office:value="494" calcext:value-type="float">
            <text:p>494</text:p>
          </table:table-cell>
          <table:table-cell table:formula="of:=AVERAGE([.B4:.Q4])" office:value-type="float" office:value="30.875" calcext:value-type="float">
            <text:p>30.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4:.AA4])" office:value-type="float" office:value="784.875" calcext:value-type="float">
            <text:p>784.875</text:p>
          </table:table-cell>
          <table:table-cell table:formula="of:=AVERAGE([.K4:.AA4])" office:value-type="float" office:value="49.0546875" calcext:value-type="float">
            <text:p>49.05468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SUM([.B5:.Q5])" office:value-type="float" office:value="494" calcext:value-type="float">
            <text:p>494</text:p>
          </table:table-cell>
          <table:table-cell table:formula="of:=AVERAGE([.B5:.Q5])" office:value-type="float" office:value="30.875" calcext:value-type="float">
            <text:p>30.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K5:.AA5])" office:value-type="float" office:value="876.875" calcext:value-type="float">
            <text:p>876.875</text:p>
          </table:table-cell>
          <table:table-cell table:formula="of:=AVERAGE([.K5:.AA5])" office:value-type="float" office:value="54.8046875" calcext:value-type="float">
            <text:p>54.80468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SUM([.B6:.Q6])" office:value-type="float" office:value="522" calcext:value-type="float">
            <text:p>522</text:p>
          </table:table-cell>
          <table:table-cell table:formula="of:=AVERAGE([.B6:.Q6])" office:value-type="float" office:value="32.625" calcext:value-type="float">
            <text:p>32.6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6:.AA6])" office:value-type="float" office:value="885.625" calcext:value-type="float">
            <text:p>885.625</text:p>
          </table:table-cell>
          <table:table-cell table:formula="of:=AVERAGE([.K6:.AA6])" office:value-type="float" office:value="55.3515625" calcext:value-type="float">
            <text:p>55.35156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SUM([.B7:.Q7])" office:value-type="float" office:value="536" calcext:value-type="float">
            <text:p>536</text:p>
          </table:table-cell>
          <table:table-cell table:formula="of:=AVERAGE([.B7:.Q7])" office:value-type="float" office:value="33.5" calcext:value-type="float">
            <text:p>33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7:.AA7])" office:value-type="float" office:value="923.5" calcext:value-type="float">
            <text:p>923.5</text:p>
          </table:table-cell>
          <table:table-cell table:formula="of:=AVERAGE([.K7:.AA7])" office:value-type="float" office:value="57.71875" calcext:value-type="float">
            <text:p>57.718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B8:.Q8])" office:value-type="float" office:value="546" calcext:value-type="float">
            <text:p>546</text:p>
          </table:table-cell>
          <table:table-cell table:formula="of:=AVERAGE([.B8:.Q8])" office:value-type="float" office:value="34.125" calcext:value-type="float">
            <text:p>34.1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K8:.AA8])" office:value-type="float" office:value="931.125" calcext:value-type="float">
            <text:p>931.125</text:p>
          </table:table-cell>
          <table:table-cell table:formula="of:=AVERAGE([.K8:.AA8])" office:value-type="float" office:value="58.1953125" calcext:value-type="float">
            <text:p>58.19531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formula="of:=SUM([.B9:.Q9])" office:value-type="float" office:value="579" calcext:value-type="float">
            <text:p>579</text:p>
          </table:table-cell>
          <table:table-cell table:formula="of:=AVERAGE([.B9:.Q9])" office:value-type="float" office:value="36.1875" calcext:value-type="float">
            <text:p>36.1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9:.AA9])" office:value-type="float" office:value="1129.1875" calcext:value-type="float">
            <text:p>1129.1875</text:p>
          </table:table-cell>
          <table:table-cell table:formula="of:=AVERAGE([.K9:.AA9])" office:value-type="float" office:value="70.57421875" calcext:value-type="float">
            <text:p>70.574218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.B10:.Q10])" office:value-type="float" office:value="590" calcext:value-type="float">
            <text:p>590</text:p>
          </table:table-cell>
          <table:table-cell table:formula="of:=AVERAGE([.B10:.Q10])" office:value-type="float" office:value="36.875" calcext:value-type="float">
            <text:p>36.8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K10:.AA10])" office:value-type="float" office:value="1051.875" calcext:value-type="float">
            <text:p>1051.875</text:p>
          </table:table-cell>
          <table:table-cell table:formula="of:=AVERAGE([.K10:.AA10])" office:value-type="float" office:value="65.7421875" calcext:value-type="float">
            <text:p>65.74218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11:.Q11])" office:value-type="float" office:value="596" calcext:value-type="float">
            <text:p>596</text:p>
          </table:table-cell>
          <table:table-cell table:formula="of:=AVERAGE([.B11:.Q11])" office:value-type="float" office:value="37.25" calcext:value-type="float">
            <text:p>37.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1:.AA11])" office:value-type="float" office:value="1049.25" calcext:value-type="float">
            <text:p>1049.25</text:p>
          </table:table-cell>
          <table:table-cell table:formula="of:=AVERAGE([.K11:.AA11])" office:value-type="float" office:value="65.578125" calcext:value-type="float">
            <text:p>65.578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12:.Q12])" office:value-type="float" office:value="605" calcext:value-type="float">
            <text:p>605</text:p>
          </table:table-cell>
          <table:table-cell table:formula="of:=AVERAGE([.B12:.Q12])" office:value-type="float" office:value="37.8125" calcext:value-type="float">
            <text:p>37.81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K12:.AA12])" office:value-type="float" office:value="945.8125" calcext:value-type="float">
            <text:p>945.8125</text:p>
          </table:table-cell>
          <table:table-cell table:formula="of:=AVERAGE([.K12:.AA12])" office:value-type="float" office:value="59.11328125" calcext:value-type="float">
            <text:p>59.113281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SUM([.B13:.Q13])" office:value-type="float" office:value="606" calcext:value-type="float">
            <text:p>606</text:p>
          </table:table-cell>
          <table:table-cell table:formula="of:=AVERAGE([.B13:.Q13])" office:value-type="float" office:value="37.875" calcext:value-type="float">
            <text:p>37.8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13:.AA13])" office:value-type="float" office:value="1139.875" calcext:value-type="float">
            <text:p>1139.875</text:p>
          </table:table-cell>
          <table:table-cell table:formula="of:=AVERAGE([.K13:.AA13])" office:value-type="float" office:value="71.2421875" calcext:value-type="float">
            <text:p>71.24218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SUM([.B14:.Q14])" office:value-type="float" office:value="610" calcext:value-type="float">
            <text:p>610</text:p>
          </table:table-cell>
          <table:table-cell table:formula="of:=AVERAGE([.B14:.Q14])" office:value-type="float" office:value="38.125" calcext:value-type="float">
            <text:p>38.1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K14:.AA14])" office:value-type="float" office:value="1210.125" calcext:value-type="float">
            <text:p>1210.125</text:p>
          </table:table-cell>
          <table:table-cell table:formula="of:=AVERAGE([.K14:.AA14])" office:value-type="float" office:value="75.6328125" calcext:value-type="float">
            <text:p>75.63281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SUM([.B15:.Q15])" office:value-type="float" office:value="676" calcext:value-type="float">
            <text:p>676</text:p>
          </table:table-cell>
          <table:table-cell table:formula="of:=AVERAGE([.B15:.Q15])" office:value-type="float" office:value="42.25" calcext:value-type="float">
            <text:p>42.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K15:.AA15])" office:value-type="float" office:value="1291.25" calcext:value-type="float">
            <text:p>1291.25</text:p>
          </table:table-cell>
          <table:table-cell table:formula="of:=AVERAGE([.K15:.AA15])" office:value-type="float" office:value="80.703125" calcext:value-type="float">
            <text:p>80.703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SUM([.B16:.Q16])" office:value-type="float" office:value="679" calcext:value-type="float">
            <text:p>679</text:p>
          </table:table-cell>
          <table:table-cell table:formula="of:=AVERAGE([.B16:.Q16])" office:value-type="float" office:value="42.4375" calcext:value-type="float">
            <text:p>42.43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K16:.AA16])" office:value-type="float" office:value="1279.4375" calcext:value-type="float">
            <text:p>1279.4375</text:p>
          </table:table-cell>
          <table:table-cell table:formula="of:=AVERAGE([.K16:.AA16])" office:value-type="float" office:value="79.96484375" calcext:value-type="float">
            <text:p>79.964843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SUM([.B17:.Q17])" office:value-type="float" office:value="691" calcext:value-type="float">
            <text:p>691</text:p>
          </table:table-cell>
          <table:table-cell table:formula="of:=AVERAGE([.B17:.Q17])" office:value-type="float" office:value="43.1875" calcext:value-type="float">
            <text:p>43.18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K17:.AA17])" office:value-type="float" office:value="1093.1875" calcext:value-type="float">
            <text:p>1093.1875</text:p>
          </table:table-cell>
          <table:table-cell table:formula="of:=AVERAGE([.K17:.AA17])" office:value-type="float" office:value="68.32421875" calcext:value-type="float">
            <text:p>68.324218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SUM([.B18:.Q18])" office:value-type="float" office:value="693" calcext:value-type="float">
            <text:p>693</text:p>
          </table:table-cell>
          <table:table-cell table:formula="of:=AVERAGE([.B18:.Q18])" office:value-type="float" office:value="43.3125" calcext:value-type="float">
            <text:p>43.31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K18:.AA18])" office:value-type="float" office:value="1387.3125" calcext:value-type="float">
            <text:p>1387.3125</text:p>
          </table:table-cell>
          <table:table-cell table:formula="of:=AVERAGE([.K18:.AA18])" office:value-type="float" office:value="86.70703125" calcext:value-type="float">
            <text:p>86.707031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SUM([.B19:.Q19])" office:value-type="float" office:value="701" calcext:value-type="float">
            <text:p>701</text:p>
          </table:table-cell>
          <table:table-cell table:formula="of:=AVERAGE([.B19:.Q19])" office:value-type="float" office:value="43.8125" calcext:value-type="float">
            <text:p>43.81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19:.AA19])" office:value-type="float" office:value="1344.8125" calcext:value-type="float">
            <text:p>1344.8125</text:p>
          </table:table-cell>
          <table:table-cell table:formula="of:=AVERAGE([.K19:.AA19])" office:value-type="float" office:value="84.05078125" calcext:value-type="float">
            <text:p>84.050781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M([.B20:.Q20])" office:value-type="float" office:value="702" calcext:value-type="float">
            <text:p>702</text:p>
          </table:table-cell>
          <table:table-cell table:formula="of:=AVERAGE([.B20:.Q20])" office:value-type="float" office:value="43.875" calcext:value-type="float">
            <text:p>43.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K20:.AA20])" office:value-type="float" office:value="1335.875" calcext:value-type="float">
            <text:p>1335.875</text:p>
          </table:table-cell>
          <table:table-cell table:formula="of:=AVERAGE([.K20:.AA20])" office:value-type="float" office:value="83.4921875" calcext:value-type="float">
            <text:p>83.49218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SUM([.B21:.Q21])" office:value-type="float" office:value="706" calcext:value-type="float">
            <text:p>706</text:p>
          </table:table-cell>
          <table:table-cell table:formula="of:=AVERAGE([.B21:.Q21])" office:value-type="float" office:value="44.125" calcext:value-type="float">
            <text:p>44.1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21:.AA21])" office:value-type="float" office:value="1129.125" calcext:value-type="float">
            <text:p>1129.125</text:p>
          </table:table-cell>
          <table:table-cell table:formula="of:=AVERAGE([.K21:.AA21])" office:value-type="float" office:value="70.5703125" calcext:value-type="float">
            <text:p>70.57031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formula="of:=SUM([.B22:.Q22])" office:value-type="float" office:value="715" calcext:value-type="float">
            <text:p>715</text:p>
          </table:table-cell>
          <table:table-cell table:formula="of:=AVERAGE([.B22:.Q22])" office:value-type="float" office:value="44.6875" calcext:value-type="float">
            <text:p>44.68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22:.AA22])" office:value-type="float" office:value="1377.6875" calcext:value-type="float">
            <text:p>1377.6875</text:p>
          </table:table-cell>
          <table:table-cell table:formula="of:=AVERAGE([.K22:.AA22])" office:value-type="float" office:value="86.10546875" calcext:value-type="float">
            <text:p>86.105468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SUM([.B23:.Q23])" office:value-type="float" office:value="734" calcext:value-type="float">
            <text:p>734</text:p>
          </table:table-cell>
          <table:table-cell table:formula="of:=AVERAGE([.B23:.Q23])" office:value-type="float" office:value="45.875" calcext:value-type="float">
            <text:p>45.8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K23:.AA23])" office:value-type="float" office:value="1200.875" calcext:value-type="float">
            <text:p>1200.875</text:p>
          </table:table-cell>
          <table:table-cell table:formula="of:=AVERAGE([.K23:.AA23])" office:value-type="float" office:value="75.0546875" calcext:value-type="float">
            <text:p>75.05468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formula="of:=SUM([.B24:.Q24])" office:value-type="float" office:value="751" calcext:value-type="float">
            <text:p>751</text:p>
          </table:table-cell>
          <table:table-cell table:formula="of:=AVERAGE([.B24:.Q24])" office:value-type="float" office:value="46.9375" calcext:value-type="float">
            <text:p>46.93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24:.AA24])" office:value-type="float" office:value="1441.9375" calcext:value-type="float">
            <text:p>1441.9375</text:p>
          </table:table-cell>
          <table:table-cell table:formula="of:=AVERAGE([.K24:.AA24])" office:value-type="float" office:value="90.12109375" calcext:value-type="float">
            <text:p>90.121093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SUM([.B25:.Q25])" office:value-type="float" office:value="764" calcext:value-type="float">
            <text:p>764</text:p>
          </table:table-cell>
          <table:table-cell table:formula="of:=AVERAGE([.B25:.Q25])" office:value-type="float" office:value="47.75" calcext:value-type="float">
            <text:p>47.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25:.AA25])" office:value-type="float" office:value="1511.75" calcext:value-type="float">
            <text:p>1511.75</text:p>
          </table:table-cell>
          <table:table-cell table:formula="of:=AVERAGE([.K25:.AA25])" office:value-type="float" office:value="94.484375" calcext:value-type="float">
            <text:p>94.48437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B26:.Q26])" office:value-type="float" office:value="779" calcext:value-type="float">
            <text:p>779</text:p>
          </table:table-cell>
          <table:table-cell table:formula="of:=AVERAGE([.B26:.Q26])" office:value-type="float" office:value="48.6875" calcext:value-type="float">
            <text:p>48.68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K26:.AA26])" office:value-type="float" office:value="1361.6875" calcext:value-type="float">
            <text:p>1361.6875</text:p>
          </table:table-cell>
          <table:table-cell table:formula="of:=AVERAGE([.K26:.AA26])" office:value-type="float" office:value="85.10546875" calcext:value-type="float">
            <text:p>85.105468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SUM([.B27:.Q27])" office:value-type="float" office:value="788" calcext:value-type="float">
            <text:p>788</text:p>
          </table:table-cell>
          <table:table-cell table:formula="of:=AVERAGE([.B27:.Q27])" office:value-type="float" office:value="49.25" calcext:value-type="float">
            <text:p>49.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27:.AA27])" office:value-type="float" office:value="1498.25" calcext:value-type="float">
            <text:p>1498.25</text:p>
          </table:table-cell>
          <table:table-cell table:formula="of:=AVERAGE([.K27:.AA27])" office:value-type="float" office:value="93.640625" calcext:value-type="float">
            <text:p>93.6406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formula="of:=SUM([.B28:.Q28])" office:value-type="float" office:value="800" calcext:value-type="float">
            <text:p>800</text:p>
          </table:table-cell>
          <table:table-cell table:formula="of:=AVERAGE([.B28:.Q28])" office:value-type="float" office:value="50" calcext:value-type="float">
            <text:p>5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K28:.AA28])" office:value-type="float" office:value="1359" calcext:value-type="float">
            <text:p>1359</text:p>
          </table:table-cell>
          <table:table-cell table:formula="of:=AVERAGE([.K28:.AA28])" office:value-type="float" office:value="84.9375" calcext:value-type="float">
            <text:p>84.93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SUM([.B29:.Q29])" office:value-type="float" office:value="800" calcext:value-type="float">
            <text:p>800</text:p>
          </table:table-cell>
          <table:table-cell table:formula="of:=AVERAGE([.B29:.Q29])" office:value-type="float" office:value="50" calcext:value-type="float">
            <text:p>5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K29:.AA29])" office:value-type="float" office:value="1386" calcext:value-type="float">
            <text:p>1386</text:p>
          </table:table-cell>
          <table:table-cell table:formula="of:=AVERAGE([.K29:.AA29])" office:value-type="float" office:value="86.625" calcext:value-type="float">
            <text:p>86.6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SUM([.B30:.Q30])" office:value-type="float" office:value="816" calcext:value-type="float">
            <text:p>816</text:p>
          </table:table-cell>
          <table:table-cell table:formula="of:=AVERAGE([.B30:.Q30])" office:value-type="float" office:value="51" calcext:value-type="float">
            <text:p>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30:.AA30])" office:value-type="float" office:value="1344" calcext:value-type="float">
            <text:p>1344</text:p>
          </table:table-cell>
          <table:table-cell table:formula="of:=AVERAGE([.K30:.AA30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SUM([.B31:.Q31])" office:value-type="float" office:value="832" calcext:value-type="float">
            <text:p>832</text:p>
          </table:table-cell>
          <table:table-cell table:formula="of:=AVERAGE([.B31:.Q31])" office:value-type="float" office:value="52" calcext:value-type="float">
            <text:p>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K31:.AA31])" office:value-type="float" office:value="1421" calcext:value-type="float">
            <text:p>1421</text:p>
          </table:table-cell>
          <table:table-cell table:formula="of:=AVERAGE([.K31:.AA31])" office:value-type="float" office:value="88.8125" calcext:value-type="float">
            <text:p>88.81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SUM([.B32:.Q32])" office:value-type="float" office:value="834" calcext:value-type="float">
            <text:p>834</text:p>
          </table:table-cell>
          <table:table-cell table:formula="of:=AVERAGE([.B32:.Q32])" office:value-type="float" office:value="52.125" calcext:value-type="float">
            <text:p>52.1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32:.AA32])" office:value-type="float" office:value="1365.125" calcext:value-type="float">
            <text:p>1365.125</text:p>
          </table:table-cell>
          <table:table-cell table:formula="of:=AVERAGE([.K32:.AA32])" office:value-type="float" office:value="85.3203125" calcext:value-type="float">
            <text:p>85.32031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SUM([.B33:.Q33])" office:value-type="float" office:value="857" calcext:value-type="float">
            <text:p>857</text:p>
          </table:table-cell>
          <table:table-cell table:formula="of:=AVERAGE([.B33:.Q33])" office:value-type="float" office:value="53.5625" calcext:value-type="float">
            <text:p>53.56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33:.AA33])" office:value-type="float" office:value="1404.5625" calcext:value-type="float">
            <text:p>1404.5625</text:p>
          </table:table-cell>
          <table:table-cell table:formula="of:=AVERAGE([.K33:.AA33])" office:value-type="float" office:value="87.78515625" calcext:value-type="float">
            <text:p>87.785156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formula="of:=SUM([.B34:.Q34])" office:value-type="float" office:value="861" calcext:value-type="float">
            <text:p>861</text:p>
          </table:table-cell>
          <table:table-cell table:formula="of:=AVERAGE([.B34:.Q34])" office:value-type="float" office:value="53.8125" calcext:value-type="float">
            <text:p>53.812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K34:.AA34])" office:value-type="float" office:value="1666.8125" calcext:value-type="float">
            <text:p>1666.8125</text:p>
          </table:table-cell>
          <table:table-cell table:formula="of:=AVERAGE([.K34:.AA34])" office:value-type="float" office:value="104.17578125" calcext:value-type="float">
            <text:p>104.175781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SUM([.B35:.Q35])" office:value-type="float" office:value="881" calcext:value-type="float">
            <text:p>881</text:p>
          </table:table-cell>
          <table:table-cell table:formula="of:=AVERAGE([.B35:.Q35])" office:value-type="float" office:value="55.0625" calcext:value-type="float">
            <text:p>55.06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K35:.AA35])" office:value-type="float" office:value="1436.0625" calcext:value-type="float">
            <text:p>1436.0625</text:p>
          </table:table-cell>
          <table:table-cell table:formula="of:=AVERAGE([.K35:.AA35])" office:value-type="float" office:value="89.75390625" calcext:value-type="float">
            <text:p>89.75390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SUM([.B36:.Q36])" office:value-type="float" office:value="889" calcext:value-type="float">
            <text:p>889</text:p>
          </table:table-cell>
          <table:table-cell table:formula="of:=AVERAGE([.B36:.Q36])" office:value-type="float" office:value="55.5625" calcext:value-type="float">
            <text:p>55.56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K36:.AA36])" office:value-type="float" office:value="1555.5625" calcext:value-type="float">
            <text:p>1555.5625</text:p>
          </table:table-cell>
          <table:table-cell table:formula="of:=AVERAGE([.K36:.AA36])" office:value-type="float" office:value="97.22265625" calcext:value-type="float">
            <text:p>97.222656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formula="of:=SUM([.B37:.Q37])" office:value-type="float" office:value="929" calcext:value-type="float">
            <text:p>929</text:p>
          </table:table-cell>
          <table:table-cell table:formula="of:=AVERAGE([.B37:.Q37])" office:value-type="float" office:value="58.0625" calcext:value-type="float">
            <text:p>58.06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K37:.AA37])" office:value-type="float" office:value="1605.0625" calcext:value-type="float">
            <text:p>1605.0625</text:p>
          </table:table-cell>
          <table:table-cell table:formula="of:=AVERAGE([.K37:.AA37])" office:value-type="float" office:value="100.31640625" calcext:value-type="float">
            <text:p>100.316406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SUM([.B38:.Q38])" office:value-type="float" office:value="952" calcext:value-type="float">
            <text:p>952</text:p>
          </table:table-cell>
          <table:table-cell table:formula="of:=AVERAGE([.B38:.Q38])" office:value-type="float" office:value="59.5" calcext:value-type="float">
            <text:p>59.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K38:.AA38])" office:value-type="float" office:value="1673.5" calcext:value-type="float">
            <text:p>1673.5</text:p>
          </table:table-cell>
          <table:table-cell table:formula="of:=AVERAGE([.K38:.AA38])" office:value-type="float" office:value="104.59375" calcext:value-type="float">
            <text:p>104.593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B39:.Q39])" office:value-type="float" office:value="953" calcext:value-type="float">
            <text:p>953</text:p>
          </table:table-cell>
          <table:table-cell table:formula="of:=AVERAGE([.B39:.Q39])" office:value-type="float" office:value="59.5625" calcext:value-type="float">
            <text:p>59.56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K39:.AA39])" office:value-type="float" office:value="1722.5625" calcext:value-type="float">
            <text:p>1722.5625</text:p>
          </table:table-cell>
          <table:table-cell table:formula="of:=AVERAGE([.K39:.AA39])" office:value-type="float" office:value="107.66015625" calcext:value-type="float">
            <text:p>107.660156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SUM([.B40:.Q40])" office:value-type="float" office:value="956" calcext:value-type="float">
            <text:p>956</text:p>
          </table:table-cell>
          <table:table-cell table:formula="of:=AVERAGE([.B40:.Q40])" office:value-type="float" office:value="59.75" calcext:value-type="float">
            <text:p>59.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40:.AA40])" office:value-type="float" office:value="1596.75" calcext:value-type="float">
            <text:p>1596.75</text:p>
          </table:table-cell>
          <table:table-cell table:formula="of:=AVERAGE([.K40:.AA40])" office:value-type="float" office:value="99.796875" calcext:value-type="float">
            <text:p>99.7968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B41:.Q41])" office:value-type="float" office:value="956" calcext:value-type="float">
            <text:p>956</text:p>
          </table:table-cell>
          <table:table-cell table:formula="of:=AVERAGE([.B41:.Q41])" office:value-type="float" office:value="59.75" calcext:value-type="float">
            <text:p>59.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K41:.AA41])" office:value-type="float" office:value="1606.75" calcext:value-type="float">
            <text:p>1606.75</text:p>
          </table:table-cell>
          <table:table-cell table:formula="of:=AVERAGE([.K41:.AA41])" office:value-type="float" office:value="100.421875" calcext:value-type="float">
            <text:p>100.4218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2:.Q42])" office:value-type="float" office:value="957" calcext:value-type="float">
            <text:p>957</text:p>
          </table:table-cell>
          <table:table-cell table:formula="of:=AVERAGE([.B42:.Q42])" office:value-type="float" office:value="59.8125" calcext:value-type="float">
            <text:p>59.81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K42:.AA42])" office:value-type="float" office:value="1695.8125" calcext:value-type="float">
            <text:p>1695.8125</text:p>
          </table:table-cell>
          <table:table-cell table:formula="of:=AVERAGE([.K42:.AA42])" office:value-type="float" office:value="105.98828125" calcext:value-type="float">
            <text:p>105.988281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table:formula="of:=SUM([.B43:.Q43])" office:value-type="float" office:value="994" calcext:value-type="float">
            <text:p>994</text:p>
          </table:table-cell>
          <table:table-cell table:formula="of:=AVERAGE([.B43:.Q43])" office:value-type="float" office:value="62.125" calcext:value-type="float">
            <text:p>62.12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43:.AA43])" office:value-type="float" office:value="1879.125" calcext:value-type="float">
            <text:p>1879.125</text:p>
          </table:table-cell>
          <table:table-cell table:formula="of:=AVERAGE([.K43:.AA43])" office:value-type="float" office:value="117.4453125" calcext:value-type="float">
            <text:p>117.44531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SUM([.B44:.Q44])" office:value-type="float" office:value="999" calcext:value-type="float">
            <text:p>999</text:p>
          </table:table-cell>
          <table:table-cell table:formula="of:=AVERAGE([.B44:.Q44])" office:value-type="float" office:value="62.4375" calcext:value-type="float">
            <text:p>62.437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44:.AA44])" office:value-type="float" office:value="1718.4375" calcext:value-type="float">
            <text:p>1718.4375</text:p>
          </table:table-cell>
          <table:table-cell table:formula="of:=AVERAGE([.K44:.AA44])" office:value-type="float" office:value="107.40234375" calcext:value-type="float">
            <text:p>107.402343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table:formula="of:=SUM([.B45:.Q45])" office:value-type="float" office:value="1010" calcext:value-type="float">
            <text:p>1010</text:p>
          </table:table-cell>
          <table:table-cell table:formula="of:=AVERAGE([.B45:.Q45])" office:value-type="float" office:value="63.125" calcext:value-type="float">
            <text:p>63.1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K45:.AA45])" office:value-type="float" office:value="1623.125" calcext:value-type="float">
            <text:p>1623.125</text:p>
          </table:table-cell>
          <table:table-cell table:formula="of:=AVERAGE([.K45:.AA45])" office:value-type="float" office:value="101.4453125" calcext:value-type="float">
            <text:p>101.44531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formula="of:=SUM([.B46:.Q46])" office:value-type="float" office:value="1034" calcext:value-type="float">
            <text:p>1034</text:p>
          </table:table-cell>
          <table:table-cell table:formula="of:=AVERAGE([.B46:.Q46])" office:value-type="float" office:value="64.625" calcext:value-type="float">
            <text:p>64.6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K46:.AA46])" office:value-type="float" office:value="1874.625" calcext:value-type="float">
            <text:p>1874.625</text:p>
          </table:table-cell>
          <table:table-cell table:formula="of:=AVERAGE([.K46:.AA46])" office:value-type="float" office:value="117.1640625" calcext:value-type="float">
            <text:p>117.16406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table:formula="of:=SUM([.B47:.Q47])" office:value-type="float" office:value="1045" calcext:value-type="float">
            <text:p>1045</text:p>
          </table:table-cell>
          <table:table-cell table:formula="of:=AVERAGE([.B47:.Q47])" office:value-type="float" office:value="65.3125" calcext:value-type="float">
            <text:p>65.31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K47:.AA47])" office:value-type="float" office:value="1875.3125" calcext:value-type="float">
            <text:p>1875.3125</text:p>
          </table:table-cell>
          <table:table-cell table:formula="of:=AVERAGE([.K47:.AA47])" office:value-type="float" office:value="117.20703125" calcext:value-type="float">
            <text:p>117.207031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formula="of:=SUM([.B48:.Q48])" office:value-type="float" office:value="1063" calcext:value-type="float">
            <text:p>1063</text:p>
          </table:table-cell>
          <table:table-cell table:formula="of:=AVERAGE([.B48:.Q48])" office:value-type="float" office:value="66.4375" calcext:value-type="float">
            <text:p>66.43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K48:.AA48])" office:value-type="float" office:value="2064.4375" calcext:value-type="float">
            <text:p>2064.4375</text:p>
          </table:table-cell>
          <table:table-cell table:formula="of:=AVERAGE([.K48:.AA48])" office:value-type="float" office:value="129.02734375" calcext:value-type="float">
            <text:p>129.02734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formula="of:=SUM([.B49:.Q49])" office:value-type="float" office:value="1075" calcext:value-type="float">
            <text:p>1075</text:p>
          </table:table-cell>
          <table:table-cell table:formula="of:=AVERAGE([.B49:.Q49])" office:value-type="float" office:value="67.1875" calcext:value-type="float">
            <text:p>67.187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K49:.AA49])" office:value-type="float" office:value="1665.1875" calcext:value-type="float">
            <text:p>1665.1875</text:p>
          </table:table-cell>
          <table:table-cell table:formula="of:=AVERAGE([.K49:.AA49])" office:value-type="float" office:value="104.07421875" calcext:value-type="float">
            <text:p>104.074218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formula="of:=SUM([.B50:.Q50])" office:value-type="float" office:value="1076" calcext:value-type="float">
            <text:p>1076</text:p>
          </table:table-cell>
          <table:table-cell table:formula="of:=AVERAGE([.B50:.Q50])" office:value-type="float" office:value="67.25" calcext:value-type="float">
            <text:p>67.2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K50:.AA50])" office:value-type="float" office:value="1916.25" calcext:value-type="float">
            <text:p>1916.25</text:p>
          </table:table-cell>
          <table:table-cell table:formula="of:=AVERAGE([.K50:.AA50])" office:value-type="float" office:value="119.765625" calcext:value-type="float">
            <text:p>119.7656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formula="of:=SUM([.B51:.Q51])" office:value-type="float" office:value="1091" calcext:value-type="float">
            <text:p>1091</text:p>
          </table:table-cell>
          <table:table-cell table:formula="of:=AVERAGE([.B51:.Q51])" office:value-type="float" office:value="68.1875" calcext:value-type="float">
            <text:p>68.18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K51:.AA51])" office:value-type="float" office:value="1920.1875" calcext:value-type="float">
            <text:p>1920.1875</text:p>
          </table:table-cell>
          <table:table-cell table:formula="of:=AVERAGE([.K51:.AA51])" office:value-type="float" office:value="120.01171875" calcext:value-type="float">
            <text:p>120.011718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formula="of:=SUM([.B52:.Q52])" office:value-type="float" office:value="1099" calcext:value-type="float">
            <text:p>1099</text:p>
          </table:table-cell>
          <table:table-cell table:formula="of:=AVERAGE([.B52:.Q52])" office:value-type="float" office:value="68.6875" calcext:value-type="float">
            <text:p>68.687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formula="of:=SUM([.B53:.Q53])" office:value-type="float" office:value="1103" calcext:value-type="float">
            <text:p>1103</text:p>
          </table:table-cell>
          <table:table-cell table:formula="of:=AVERAGE([.B53:.Q53])" office:value-type="float" office:value="68.9375" calcext:value-type="float">
            <text:p>68.937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SUM([.B54:.Q54])" office:value-type="float" office:value="1120" calcext:value-type="float">
            <text:p>1120</text:p>
          </table:table-cell>
          <table:table-cell table:formula="of:=AVERAGE([.B54:.Q54])" office:value-type="float" office:value="70" calcext:value-type="float">
            <text:p>7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formula="of:=SUM([.B55:.Q55])" office:value-type="float" office:value="1129" calcext:value-type="float">
            <text:p>1129</text:p>
          </table:table-cell>
          <table:table-cell table:formula="of:=AVERAGE([.B55:.Q55])" office:value-type="float" office:value="70.5625" calcext:value-type="float">
            <text:p>70.562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table:formula="of:=SUM([.B56:.Q56])" office:value-type="float" office:value="1129" calcext:value-type="float">
            <text:p>1129</text:p>
          </table:table-cell>
          <table:table-cell table:formula="of:=AVERAGE([.B56:.Q56])" office:value-type="float" office:value="70.5625" calcext:value-type="float">
            <text:p>70.56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table:formula="of:=SUM([.B57:.Q57])" office:value-type="float" office:value="1131" calcext:value-type="float">
            <text:p>1131</text:p>
          </table:table-cell>
          <table:table-cell table:formula="of:=AVERAGE([.B57:.Q57])" office:value-type="float" office:value="70.6875" calcext:value-type="float">
            <text:p>70.68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formula="of:=SUM([.B58:.Q58])" office:value-type="float" office:value="1131" calcext:value-type="float">
            <text:p>1131</text:p>
          </table:table-cell>
          <table:table-cell table:formula="of:=AVERAGE([.B58:.Q58])" office:value-type="float" office:value="70.6875" calcext:value-type="float">
            <text:p>70.687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table:formula="of:=SUM([.B59:.Q59])" office:value-type="float" office:value="1131" calcext:value-type="float">
            <text:p>1131</text:p>
          </table:table-cell>
          <table:table-cell table:formula="of:=AVERAGE([.B59:.Q59])" office:value-type="float" office:value="70.6875" calcext:value-type="float">
            <text:p>70.687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table:formula="of:=SUM([.B60:.Q60])" office:value-type="float" office:value="1132" calcext:value-type="float">
            <text:p>1132</text:p>
          </table:table-cell>
          <table:table-cell table:formula="of:=AVERAGE([.B60:.Q60])" office:value-type="float" office:value="70.75" calcext:value-type="float">
            <text:p>70.7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table:formula="of:=SUM([.B61:.Q61])" office:value-type="float" office:value="1138" calcext:value-type="float">
            <text:p>1138</text:p>
          </table:table-cell>
          <table:table-cell table:formula="of:=AVERAGE([.B61:.Q61])" office:value-type="float" office:value="71.125" calcext:value-type="float">
            <text:p>71.1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SUM([.B62:.Q62])" office:value-type="float" office:value="1148" calcext:value-type="float">
            <text:p>1148</text:p>
          </table:table-cell>
          <table:table-cell table:formula="of:=AVERAGE([.B62:.Q62])" office:value-type="float" office:value="71.75" calcext:value-type="float">
            <text:p>71.7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SUM([.B63:.Q63])" office:value-type="float" office:value="1153" calcext:value-type="float">
            <text:p>1153</text:p>
          </table:table-cell>
          <table:table-cell table:formula="of:=AVERAGE([.B63:.Q63])" office:value-type="float" office:value="72.0625" calcext:value-type="float">
            <text:p>72.062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formula="of:=SUM([.B64:.Q64])" office:value-type="float" office:value="1171" calcext:value-type="float">
            <text:p>1171</text:p>
          </table:table-cell>
          <table:table-cell table:formula="of:=AVERAGE([.B64:.Q64])" office:value-type="float" office:value="73.1875" calcext:value-type="float">
            <text:p>73.187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formula="of:=SUM([.B65:.Q65])" office:value-type="float" office:value="1175" calcext:value-type="float">
            <text:p>1175</text:p>
          </table:table-cell>
          <table:table-cell table:formula="of:=AVERAGE([.B65:.Q65])" office:value-type="float" office:value="73.4375" calcext:value-type="float">
            <text:p>73.43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formula="of:=SUM([.B66:.Q66])" office:value-type="float" office:value="1181" calcext:value-type="float">
            <text:p>1181</text:p>
          </table:table-cell>
          <table:table-cell table:formula="of:=AVERAGE([.B66:.Q66])" office:value-type="float" office:value="73.8125" calcext:value-type="float">
            <text:p>73.8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formula="of:=SUM([.B67:.Q67])" office:value-type="float" office:value="1183" calcext:value-type="float">
            <text:p>1183</text:p>
          </table:table-cell>
          <table:table-cell table:formula="of:=AVERAGE([.B67:.Q67])" office:value-type="float" office:value="73.9375" calcext:value-type="float">
            <text:p>73.937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SUM([.B68:.Q68])" office:value-type="float" office:value="1185" calcext:value-type="float">
            <text:p>1185</text:p>
          </table:table-cell>
          <table:table-cell table:formula="of:=AVERAGE([.B68:.Q68])" office:value-type="float" office:value="74.0625" calcext:value-type="float">
            <text:p>74.062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table:formula="of:=SUM([.B69:.Q69])" office:value-type="float" office:value="1189" calcext:value-type="float">
            <text:p>1189</text:p>
          </table:table-cell>
          <table:table-cell table:formula="of:=AVERAGE([.B69:.Q69])" office:value-type="float" office:value="74.3125" calcext:value-type="float">
            <text:p>74.312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table:formula="of:=SUM([.B70:.Q70])" office:value-type="float" office:value="1193" calcext:value-type="float">
            <text:p>1193</text:p>
          </table:table-cell>
          <table:table-cell table:formula="of:=AVERAGE([.B70:.Q70])" office:value-type="float" office:value="74.5625" calcext:value-type="float">
            <text:p>74.562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formula="of:=SUM([.B71:.Q71])" office:value-type="float" office:value="1200" calcext:value-type="float">
            <text:p>1200</text:p>
          </table:table-cell>
          <table:table-cell table:formula="of:=AVERAGE([.B71:.Q71])"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formula="of:=SUM([.B72:.Q72])" office:value-type="float" office:value="1204" calcext:value-type="float">
            <text:p>1204</text:p>
          </table:table-cell>
          <table:table-cell table:formula="of:=AVERAGE([.B72:.Q72])" office:value-type="float" office:value="75.25" calcext:value-type="float">
            <text:p>75.2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formula="of:=SUM([.B73:.Q73])" office:value-type="float" office:value="1206" calcext:value-type="float">
            <text:p>1206</text:p>
          </table:table-cell>
          <table:table-cell table:formula="of:=AVERAGE([.B73:.Q73])" office:value-type="float" office:value="75.375" calcext:value-type="float">
            <text:p>75.37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formula="of:=SUM([.B74:.Q74])" office:value-type="float" office:value="1208" calcext:value-type="float">
            <text:p>1208</text:p>
          </table:table-cell>
          <table:table-cell table:formula="of:=AVERAGE([.B74:.Q74])" office:value-type="float" office:value="75.5" calcext:value-type="float">
            <text:p>75.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formula="of:=SUM([.B75:.Q75])" office:value-type="float" office:value="1212" calcext:value-type="float">
            <text:p>1212</text:p>
          </table:table-cell>
          <table:table-cell table:formula="of:=AVERAGE([.B75:.Q75])" office:value-type="float" office:value="75.75" calcext:value-type="float">
            <text:p>75.7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formula="of:=SUM([.B76:.Q76])" office:value-type="float" office:value="1218" calcext:value-type="float">
            <text:p>1218</text:p>
          </table:table-cell>
          <table:table-cell table:formula="of:=AVERAGE([.B76:.Q76])" office:value-type="float" office:value="76.125" calcext:value-type="float">
            <text:p>76.1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table:formula="of:=SUM([.B77:.Q77])" office:value-type="float" office:value="1221" calcext:value-type="float">
            <text:p>1221</text:p>
          </table:table-cell>
          <table:table-cell table:formula="of:=AVERAGE([.B77:.Q77])" office:value-type="float" office:value="76.3125" calcext:value-type="float">
            <text:p>76.312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formula="of:=SUM([.B78:.Q78])" office:value-type="float" office:value="1230" calcext:value-type="float">
            <text:p>1230</text:p>
          </table:table-cell>
          <table:table-cell table:formula="of:=AVERAGE([.B78:.Q78])" office:value-type="float" office:value="76.875" calcext:value-type="float">
            <text:p>76.87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SUM([.B79:.Q79])" office:value-type="float" office:value="1233" calcext:value-type="float">
            <text:p>1233</text:p>
          </table:table-cell>
          <table:table-cell table:formula="of:=AVERAGE([.B79:.Q79])" office:value-type="float" office:value="77.0625" calcext:value-type="float">
            <text:p>77.06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SUM([.B80:.Q80])" office:value-type="float" office:value="1237" calcext:value-type="float">
            <text:p>1237</text:p>
          </table:table-cell>
          <table:table-cell table:formula="of:=AVERAGE([.B80:.Q80])" office:value-type="float" office:value="77.3125" calcext:value-type="float">
            <text:p>77.312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formula="of:=SUM([.B81:.Q81])" office:value-type="float" office:value="1240" calcext:value-type="float">
            <text:p>1240</text:p>
          </table:table-cell>
          <table:table-cell table:formula="of:=AVERAGE([.B81:.Q81])" office:value-type="float" office:value="77.5" calcext:value-type="float">
            <text:p>77.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table:formula="of:=SUM([.B82:.Q82])" office:value-type="float" office:value="1278" calcext:value-type="float">
            <text:p>1278</text:p>
          </table:table-cell>
          <table:table-cell table:formula="of:=AVERAGE([.B82:.Q82])" office:value-type="float" office:value="79.875" calcext:value-type="float">
            <text:p>79.87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table:formula="of:=SUM([.B83:.Q83])" office:value-type="float" office:value="1283" calcext:value-type="float">
            <text:p>1283</text:p>
          </table:table-cell>
          <table:table-cell table:formula="of:=AVERAGE([.B83:.Q83])" office:value-type="float" office:value="80.1875" calcext:value-type="float">
            <text:p>80.187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SUM([.B84:.Q84])" office:value-type="float" office:value="1293" calcext:value-type="float">
            <text:p>1293</text:p>
          </table:table-cell>
          <table:table-cell table:formula="of:=AVERAGE([.B84:.Q84])" office:value-type="float" office:value="80.8125" calcext:value-type="float">
            <text:p>80.812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formula="of:=SUM([.B85:.Q85])" office:value-type="float" office:value="1311" calcext:value-type="float">
            <text:p>1311</text:p>
          </table:table-cell>
          <table:table-cell table:formula="of:=AVERAGE([.B85:.Q85])" office:value-type="float" office:value="81.9375" calcext:value-type="float">
            <text:p>81.937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table:formula="of:=SUM([.B86:.Q86])" office:value-type="float" office:value="1321" calcext:value-type="float">
            <text:p>1321</text:p>
          </table:table-cell>
          <table:table-cell table:formula="of:=AVERAGE([.B86:.Q86])" office:value-type="float" office:value="82.5625" calcext:value-type="float">
            <text:p>82.56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formula="of:=SUM([.B87:.Q87])" office:value-type="float" office:value="1323" calcext:value-type="float">
            <text:p>1323</text:p>
          </table:table-cell>
          <table:table-cell table:formula="of:=AVERAGE([.B87:.Q87])" office:value-type="float" office:value="82.6875" calcext:value-type="float">
            <text:p>82.687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table:formula="of:=SUM([.B88:.Q88])" office:value-type="float" office:value="1324" calcext:value-type="float">
            <text:p>1324</text:p>
          </table:table-cell>
          <table:table-cell table:formula="of:=AVERAGE([.B88:.Q88])" office:value-type="float" office:value="82.75" calcext:value-type="float">
            <text:p>82.7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table:formula="of:=SUM([.B89:.Q89])" office:value-type="float" office:value="1325" calcext:value-type="float">
            <text:p>1325</text:p>
          </table:table-cell>
          <table:table-cell table:formula="of:=AVERAGE([.B89:.Q89])" office:value-type="float" office:value="82.8125" calcext:value-type="float">
            <text:p>82.812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SUM([.B90:.Q90])" office:value-type="float" office:value="1328" calcext:value-type="float">
            <text:p>1328</text:p>
          </table:table-cell>
          <table:table-cell table:formula="of:=AVERAGE([.B90:.Q90])" office:value-type="float" office:value="83" calcext:value-type="float">
            <text:p>8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formula="of:=SUM([.B91:.Q91])" office:value-type="float" office:value="1343" calcext:value-type="float">
            <text:p>1343</text:p>
          </table:table-cell>
          <table:table-cell table:formula="of:=AVERAGE([.B91:.Q91])" office:value-type="float" office:value="83.9375" calcext:value-type="float">
            <text:p>83.937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table:formula="of:=SUM([.B92:.Q92])" office:value-type="float" office:value="1356" calcext:value-type="float">
            <text:p>1356</text:p>
          </table:table-cell>
          <table:table-cell table:formula="of:=AVERAGE([.B92:.Q92])" office:value-type="float" office:value="84.75" calcext:value-type="float">
            <text:p>84.7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formula="of:=SUM([.B93:.Q93])" office:value-type="float" office:value="1358" calcext:value-type="float">
            <text:p>1358</text:p>
          </table:table-cell>
          <table:table-cell table:formula="of:=AVERAGE([.B93:.Q93])" office:value-type="float" office:value="84.875" calcext:value-type="float">
            <text:p>84.87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table:formula="of:=SUM([.B94:.Q94])" office:value-type="float" office:value="1359" calcext:value-type="float">
            <text:p>1359</text:p>
          </table:table-cell>
          <table:table-cell table:formula="of:=AVERAGE([.B94:.Q94])" office:value-type="float" office:value="84.9375" calcext:value-type="float">
            <text:p>84.93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SUM([.B95:.Q95])" office:value-type="float" office:value="1383" calcext:value-type="float">
            <text:p>1383</text:p>
          </table:table-cell>
          <table:table-cell table:formula="of:=AVERAGE([.B95:.Q95])" office:value-type="float" office:value="86.4375" calcext:value-type="float">
            <text:p>86.437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formula="of:=SUM([.B96:.Q96])" office:value-type="float" office:value="1395" calcext:value-type="float">
            <text:p>1395</text:p>
          </table:table-cell>
          <table:table-cell table:formula="of:=AVERAGE([.B96:.Q96])" office:value-type="float" office:value="87.1875" calcext:value-type="float">
            <text:p>87.187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formula="of:=SUM([.B97:.Q97])" office:value-type="float" office:value="1415" calcext:value-type="float">
            <text:p>1415</text:p>
          </table:table-cell>
          <table:table-cell table:formula="of:=AVERAGE([.B97:.Q97])" office:value-type="float" office:value="88.4375" calcext:value-type="float">
            <text:p>88.437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table:formula="of:=SUM([.B98:.Q98])" office:value-type="float" office:value="1418" calcext:value-type="float">
            <text:p>1418</text:p>
          </table:table-cell>
          <table:table-cell table:formula="of:=AVERAGE([.B98:.Q98])" office:value-type="float" office:value="88.625" calcext:value-type="float">
            <text:p>88.62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table:formula="of:=SUM([.B99:.Q99])" office:value-type="float" office:value="1424" calcext:value-type="float">
            <text:p>1424</text:p>
          </table:table-cell>
          <table:table-cell table:formula="of:=AVERAGE([.B99:.Q99])" office:value-type="float" office:value="89" calcext:value-type="float">
            <text:p>8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formula="of:=SUM([.B100:.Q100])" office:value-type="float" office:value="1430" calcext:value-type="float">
            <text:p>1430</text:p>
          </table:table-cell>
          <table:table-cell table:formula="of:=AVERAGE([.B100:.Q100])" office:value-type="float" office:value="89.375" calcext:value-type="float">
            <text:p>89.37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formula="of:=SUM([.B101:.Q101])" office:value-type="float" office:value="1436" calcext:value-type="float">
            <text:p>1436</text:p>
          </table:table-cell>
          <table:table-cell table:formula="of:=AVERAGE([.B101:.Q101])" office:value-type="float" office:value="89.75" calcext:value-type="float">
            <text:p>89.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table:formula="of:=SUM([.B102:.Q102])" office:value-type="float" office:value="1453" calcext:value-type="float">
            <text:p>1453</text:p>
          </table:table-cell>
          <table:table-cell table:formula="of:=AVERAGE([.B102:.Q102])" office:value-type="float" office:value="90.8125" calcext:value-type="float">
            <text:p>90.81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formula="of:=SUM([.B103:.Q103])" office:value-type="float" office:value="1460" calcext:value-type="float">
            <text:p>1460</text:p>
          </table:table-cell>
          <table:table-cell table:formula="of:=AVERAGE([.B103:.Q103])" office:value-type="float" office:value="91.25" calcext:value-type="float">
            <text:p>91.2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table:formula="of:=SUM([.B104:.Q104])" office:value-type="float" office:value="1465" calcext:value-type="float">
            <text:p>1465</text:p>
          </table:table-cell>
          <table:table-cell table:formula="of:=AVERAGE([.B104:.Q104])" office:value-type="float" office:value="91.5625" calcext:value-type="float">
            <text:p>91.56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formula="of:=SUM([.B105:.Q105])" office:value-type="float" office:value="1476" calcext:value-type="float">
            <text:p>1476</text:p>
          </table:table-cell>
          <table:table-cell table:formula="of:=AVERAGE([.B105:.Q105])" office:value-type="float" office:value="92.25" calcext:value-type="float">
            <text:p>92.2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formula="of:=SUM([.B106:.Q106])" office:value-type="float" office:value="1484" calcext:value-type="float">
            <text:p>1484</text:p>
          </table:table-cell>
          <table:table-cell table:formula="of:=AVERAGE([.B106:.Q106])" office:value-type="float" office:value="92.75" calcext:value-type="float">
            <text:p>92.7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formula="of:=SUM([.B107:.Q107])" office:value-type="float" office:value="1485" calcext:value-type="float">
            <text:p>1485</text:p>
          </table:table-cell>
          <table:table-cell table:formula="of:=AVERAGE([.B107:.Q107])" office:value-type="float" office:value="92.8125" calcext:value-type="float">
            <text:p>92.81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table:formula="of:=SUM([.B108:.Q108])" office:value-type="float" office:value="1508" calcext:value-type="float">
            <text:p>1508</text:p>
          </table:table-cell>
          <table:table-cell table:formula="of:=AVERAGE([.B108:.Q108])" office:value-type="float" office:value="94.25" calcext:value-type="float">
            <text:p>94.2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formula="of:=SUM([.B109:.Q109])" office:value-type="float" office:value="1521" calcext:value-type="float">
            <text:p>1521</text:p>
          </table:table-cell>
          <table:table-cell table:formula="of:=AVERAGE([.B109:.Q109])" office:value-type="float" office:value="95.0625" calcext:value-type="float">
            <text:p>95.062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03" calcext:value-type="float">
            <text:p>103</text:p>
          </table:table-cell>
          <table:table-cell table:formula="of:=SUM([.B110:.Q110])" office:value-type="float" office:value="1530" calcext:value-type="float">
            <text:p>1530</text:p>
          </table:table-cell>
          <table:table-cell table:formula="of:=AVERAGE([.B110:.Q110])" office:value-type="float" office:value="95.625" calcext:value-type="float">
            <text:p>95.62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table:formula="of:=SUM([.B111:.Q111])" office:value-type="float" office:value="1532" calcext:value-type="float">
            <text:p>1532</text:p>
          </table:table-cell>
          <table:table-cell table:formula="of:=AVERAGE([.B111:.Q111])" office:value-type="float" office:value="95.75" calcext:value-type="float">
            <text:p>95.7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table:formula="of:=SUM([.B112:.Q112])" office:value-type="float" office:value="1557" calcext:value-type="float">
            <text:p>1557</text:p>
          </table:table-cell>
          <table:table-cell table:formula="of:=AVERAGE([.B112:.Q112])" office:value-type="float" office:value="97.3125" calcext:value-type="float">
            <text:p>97.31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formula="of:=SUM([.B113:.Q113])" office:value-type="float" office:value="1559" calcext:value-type="float">
            <text:p>1559</text:p>
          </table:table-cell>
          <table:table-cell table:formula="of:=AVERAGE([.B113:.Q113])" office:value-type="float" office:value="97.4375" calcext:value-type="float">
            <text:p>97.437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formula="of:=SUM([.B114:.Q114])" office:value-type="float" office:value="1563" calcext:value-type="float">
            <text:p>1563</text:p>
          </table:table-cell>
          <table:table-cell table:formula="of:=AVERAGE([.B114:.Q114])" office:value-type="float" office:value="97.6875" calcext:value-type="float">
            <text:p>97.687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table:formula="of:=SUM([.B115:.Q115])" office:value-type="float" office:value="1572" calcext:value-type="float">
            <text:p>1572</text:p>
          </table:table-cell>
          <table:table-cell table:formula="of:=AVERAGE([.B115:.Q115])" office:value-type="float" office:value="98.25" calcext:value-type="float">
            <text:p>98.2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SUM([.B116:.Q116])" office:value-type="float" office:value="1572" calcext:value-type="float">
            <text:p>1572</text:p>
          </table:table-cell>
          <table:table-cell table:formula="of:=AVERAGE([.B116:.Q116])" office:value-type="float" office:value="98.25" calcext:value-type="float">
            <text:p>98.2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formula="of:=SUM([.B117:.Q117])" office:value-type="float" office:value="1573" calcext:value-type="float">
            <text:p>1573</text:p>
          </table:table-cell>
          <table:table-cell table:formula="of:=AVERAGE([.B117:.Q117])" office:value-type="float" office:value="98.3125" calcext:value-type="float">
            <text:p>98.312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table:formula="of:=SUM([.B118:.Q118])" office:value-type="float" office:value="1574" calcext:value-type="float">
            <text:p>1574</text:p>
          </table:table-cell>
          <table:table-cell table:formula="of:=AVERAGE([.B118:.Q118])" office:value-type="float" office:value="98.375" calcext:value-type="float">
            <text:p>98.37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table:formula="of:=SUM([.B119:.Q119])" office:value-type="float" office:value="1592" calcext:value-type="float">
            <text:p>1592</text:p>
          </table:table-cell>
          <table:table-cell table:formula="of:=AVERAGE([.B119:.Q119])" office:value-type="float" office:value="99.5" calcext:value-type="float">
            <text:p>99.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table:formula="of:=SUM([.B120:.Q120])" office:value-type="float" office:value="1608" calcext:value-type="float">
            <text:p>1608</text:p>
          </table:table-cell>
          <table:table-cell table:formula="of:=AVERAGE([.B120:.Q120])" office:value-type="float" office:value="100.5" calcext:value-type="float">
            <text:p>100.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formula="of:=SUM([.B121:.Q121])" office:value-type="float" office:value="1619" calcext:value-type="float">
            <text:p>1619</text:p>
          </table:table-cell>
          <table:table-cell table:formula="of:=AVERAGE([.B121:.Q121])" office:value-type="float" office:value="101.1875" calcext:value-type="float">
            <text:p>101.18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table:formula="of:=SUM([.B122:.Q122])" office:value-type="float" office:value="1624" calcext:value-type="float">
            <text:p>1624</text:p>
          </table:table-cell>
          <table:table-cell table:formula="of:=AVERAGE([.B122:.Q122])" office:value-type="float" office:value="101.5" calcext:value-type="float">
            <text:p>101.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SUM([.B123:.Q123])" office:value-type="float" office:value="1632" calcext:value-type="float">
            <text:p>1632</text:p>
          </table:table-cell>
          <table:table-cell table:formula="of:=AVERAGE([.B123:.Q123])" office:value-type="float" office:value="102" calcext:value-type="float">
            <text:p>10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table:formula="of:=SUM([.B124:.Q124])" office:value-type="float" office:value="1636" calcext:value-type="float">
            <text:p>1636</text:p>
          </table:table-cell>
          <table:table-cell table:formula="of:=AVERAGE([.B124:.Q124])" office:value-type="float" office:value="102.25" calcext:value-type="float">
            <text:p>102.2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formula="of:=SUM([.B125:.Q125])" office:value-type="float" office:value="1638" calcext:value-type="float">
            <text:p>1638</text:p>
          </table:table-cell>
          <table:table-cell table:formula="of:=AVERAGE([.B125:.Q125])" office:value-type="float" office:value="102.375" calcext:value-type="float">
            <text:p>102.37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table:formula="of:=SUM([.B126:.Q126])" office:value-type="float" office:value="1643" calcext:value-type="float">
            <text:p>1643</text:p>
          </table:table-cell>
          <table:table-cell table:formula="of:=AVERAGE([.B126:.Q126])" office:value-type="float" office:value="102.6875" calcext:value-type="float">
            <text:p>102.687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9" calcext:value-type="float">
            <text:p>169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SUM([.B127:.Q127])" office:value-type="float" office:value="1669" calcext:value-type="float">
            <text:p>1669</text:p>
          </table:table-cell>
          <table:table-cell table:formula="of:=AVERAGE([.B127:.Q127])" office:value-type="float" office:value="104.3125" calcext:value-type="float">
            <text:p>104.312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formula="of:=SUM([.B128:.Q128])" office:value-type="float" office:value="1673" calcext:value-type="float">
            <text:p>1673</text:p>
          </table:table-cell>
          <table:table-cell table:formula="of:=AVERAGE([.B128:.Q128])" office:value-type="float" office:value="104.5625" calcext:value-type="float">
            <text:p>104.562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SUM([.B129:.Q129])" office:value-type="float" office:value="1695" calcext:value-type="float">
            <text:p>1695</text:p>
          </table:table-cell>
          <table:table-cell table:formula="of:=AVERAGE([.B129:.Q129])" office:value-type="float" office:value="105.9375" calcext:value-type="float">
            <text:p>105.93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formula="of:=SUM([.B130:.Q130])" office:value-type="float" office:value="1710" calcext:value-type="float">
            <text:p>1710</text:p>
          </table:table-cell>
          <table:table-cell table:formula="of:=AVERAGE([.B130:.Q130])" office:value-type="float" office:value="106.875" calcext:value-type="float">
            <text:p>106.87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SUM([.B131:.Q131])" office:value-type="float" office:value="1711" calcext:value-type="float">
            <text:p>1711</text:p>
          </table:table-cell>
          <table:table-cell table:formula="of:=AVERAGE([.B131:.Q131])" office:value-type="float" office:value="106.9375" calcext:value-type="float">
            <text:p>106.937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formula="of:=SUM([.B132:.Q132])" office:value-type="float" office:value="1720" calcext:value-type="float">
            <text:p>1720</text:p>
          </table:table-cell>
          <table:table-cell table:formula="of:=AVERAGE([.B132:.Q132])" office:value-type="float" office:value="107.5" calcext:value-type="float">
            <text:p>107.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table:formula="of:=SUM([.B133:.Q133])" office:value-type="float" office:value="1725" calcext:value-type="float">
            <text:p>1725</text:p>
          </table:table-cell>
          <table:table-cell table:formula="of:=AVERAGE([.B133:.Q133])" office:value-type="float" office:value="107.8125" calcext:value-type="float">
            <text:p>107.812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formula="of:=SUM([.B134:.Q134])" office:value-type="float" office:value="1735" calcext:value-type="float">
            <text:p>1735</text:p>
          </table:table-cell>
          <table:table-cell table:formula="of:=AVERAGE([.B134:.Q134])" office:value-type="float" office:value="108.4375" calcext:value-type="float">
            <text:p>108.437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table:formula="of:=SUM([.B135:.Q135])" office:value-type="float" office:value="1742" calcext:value-type="float">
            <text:p>1742</text:p>
          </table:table-cell>
          <table:table-cell table:formula="of:=AVERAGE([.B135:.Q135])" office:value-type="float" office:value="108.875" calcext:value-type="float">
            <text:p>108.87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formula="of:=SUM([.B136:.Q136])" office:value-type="float" office:value="1755" calcext:value-type="float">
            <text:p>1755</text:p>
          </table:table-cell>
          <table:table-cell table:formula="of:=AVERAGE([.B136:.Q136])" office:value-type="float" office:value="109.6875" calcext:value-type="float">
            <text:p>109.68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table:formula="of:=SUM([.B137:.Q137])" office:value-type="float" office:value="1762" calcext:value-type="float">
            <text:p>1762</text:p>
          </table:table-cell>
          <table:table-cell table:formula="of:=AVERAGE([.B137:.Q137])" office:value-type="float" office:value="110.125" calcext:value-type="float">
            <text:p>110.12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table:formula="of:=SUM([.B138:.Q138])" office:value-type="float" office:value="1764" calcext:value-type="float">
            <text:p>1764</text:p>
          </table:table-cell>
          <table:table-cell table:formula="of:=AVERAGE([.B138:.Q138])" office:value-type="float" office:value="110.25" calcext:value-type="float">
            <text:p>110.2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formula="of:=SUM([.B139:.Q139])" office:value-type="float" office:value="1780" calcext:value-type="float">
            <text:p>1780</text:p>
          </table:table-cell>
          <table:table-cell table:formula="of:=AVERAGE([.B139:.Q139])" office:value-type="float" office:value="111.25" calcext:value-type="float">
            <text:p>111.2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formula="of:=SUM([.B140:.Q140])" office:value-type="float" office:value="1792" calcext:value-type="float">
            <text:p>1792</text:p>
          </table:table-cell>
          <table:table-cell table:formula="of:=AVERAGE([.B140:.Q140])" office:value-type="float" office:value="112" calcext:value-type="float">
            <text:p>11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table:formula="of:=SUM([.B141:.Q141])" office:value-type="float" office:value="1797" calcext:value-type="float">
            <text:p>1797</text:p>
          </table:table-cell>
          <table:table-cell table:formula="of:=AVERAGE([.B141:.Q141])" office:value-type="float" office:value="112.3125" calcext:value-type="float">
            <text:p>112.312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formula="of:=SUM([.B142:.Q142])" office:value-type="float" office:value="1802" calcext:value-type="float">
            <text:p>1802</text:p>
          </table:table-cell>
          <table:table-cell table:formula="of:=AVERAGE([.B142:.Q142])" office:value-type="float" office:value="112.625" calcext:value-type="float">
            <text:p>112.62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formula="of:=SUM([.B143:.Q143])" office:value-type="float" office:value="1806" calcext:value-type="float">
            <text:p>1806</text:p>
          </table:table-cell>
          <table:table-cell table:formula="of:=AVERAGE([.B143:.Q143])" office:value-type="float" office:value="112.875" calcext:value-type="float">
            <text:p>112.87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SUM([.B144:.Q144])" office:value-type="float" office:value="1863" calcext:value-type="float">
            <text:p>1863</text:p>
          </table:table-cell>
          <table:table-cell table:formula="of:=AVERAGE([.B144:.Q144])" office:value-type="float" office:value="116.4375" calcext:value-type="float">
            <text:p>116.437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formula="of:=SUM([.B145:.Q145])" office:value-type="float" office:value="1870" calcext:value-type="float">
            <text:p>1870</text:p>
          </table:table-cell>
          <table:table-cell table:formula="of:=AVERAGE([.B145:.Q145])" office:value-type="float" office:value="116.875" calcext:value-type="float">
            <text:p>116.87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table:formula="of:=SUM([.B146:.Q146])" office:value-type="float" office:value="2139" calcext:value-type="float">
            <text:p>2139</text:p>
          </table:table-cell>
          <table:table-cell table:formula="of:=AVERAGE([.B146:.Q146])" office:value-type="float" office:value="133.6875" calcext:value-type="float">
            <text:p>133.687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table:formula="of:=SUM([.B147:.Q147])" office:value-type="float" office:value="2202" calcext:value-type="float">
            <text:p>2202</text:p>
          </table:table-cell>
          <table:table-cell table:formula="of:=AVERAGE([.B147:.Q147])" office:value-type="float" office:value="137.625" calcext:value-type="float">
            <text:p>137.62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table:formula="of:=SUM([.B148:.Q148])" office:value-type="float" office:value="2239" calcext:value-type="float">
            <text:p>2239</text:p>
          </table:table-cell>
          <table:table-cell table:formula="of:=AVERAGE([.B148:.Q148])" office:value-type="float" office:value="139.9375" calcext:value-type="float">
            <text:p>139.937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table:formula="of:=SUM([.B149:.Q149])" office:value-type="float" office:value="2265" calcext:value-type="float">
            <text:p>2265</text:p>
          </table:table-cell>
          <table:table-cell table:formula="of:=AVERAGE([.B149:.Q149])" office:value-type="float" office:value="141.5625" calcext:value-type="float">
            <text:p>141.562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formula="of:=SUM([.B150:.Q150])" office:value-type="float" office:value="2297" calcext:value-type="float">
            <text:p>2297</text:p>
          </table:table-cell>
          <table:table-cell table:formula="of:=AVERAGE([.B150:.Q150])" office:value-type="float" office:value="143.5625" calcext:value-type="float">
            <text:p>143.562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181" calcext:value-type="float">
            <text:p>181</text:p>
          </table:table-cell>
          <table:table-cell office:value-type="float" office:value="199" calcext:value-type="float">
            <text:p>199</text:p>
          </table:table-cell>
          <table:table-cell table:formula="of:=SUM([.B151:.Q151])" office:value-type="float" office:value="2310" calcext:value-type="float">
            <text:p>2310</text:p>
          </table:table-cell>
          <table:table-cell table:formula="of:=AVERAGE([.B151:.Q151])" office:value-type="float" office:value="144.375" calcext:value-type="float">
            <text:p>144.3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formula="of:=SUM([.B152:.Q152])" office:value-type="float" office:value="2342" calcext:value-type="float">
            <text:p>2342</text:p>
          </table:table-cell>
          <table:table-cell table:formula="of:=AVERAGE([.B152:.Q152])" office:value-type="float" office:value="146.375" calcext:value-type="float">
            <text:p>146.37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table:formula="of:=SUM([.B153:.Q153])" office:value-type="float" office:value="2351" calcext:value-type="float">
            <text:p>2351</text:p>
          </table:table-cell>
          <table:table-cell table:formula="of:=AVERAGE([.B153:.Q153])" office:value-type="float" office:value="146.9375" calcext:value-type="float">
            <text:p>146.937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table:formula="of:=SUM([.B154:.Q154])" office:value-type="float" office:value="2359" calcext:value-type="float">
            <text:p>2359</text:p>
          </table:table-cell>
          <table:table-cell table:formula="of:=AVERAGE([.B154:.Q154])" office:value-type="float" office:value="147.4375" calcext:value-type="float">
            <text:p>147.437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table:formula="of:=SUM([.B155:.Q155])" office:value-type="float" office:value="2360" calcext:value-type="float">
            <text:p>2360</text:p>
          </table:table-cell>
          <table:table-cell table:formula="of:=AVERAGE([.B155:.Q155])" office:value-type="float" office:value="147.5" calcext:value-type="float">
            <text:p>147.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178" calcext:value-type="float">
            <text:p>178</text:p>
          </table:table-cell>
          <table:table-cell table:formula="of:=SUM([.B156:.Q156])" office:value-type="float" office:value="2367" calcext:value-type="float">
            <text:p>2367</text:p>
          </table:table-cell>
          <table:table-cell table:formula="of:=AVERAGE([.B156:.Q156])" office:value-type="float" office:value="147.9375" calcext:value-type="float">
            <text:p>147.937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formula="of:=SUM([.B157:.Q157])" office:value-type="float" office:value="2398" calcext:value-type="float">
            <text:p>2398</text:p>
          </table:table-cell>
          <table:table-cell table:formula="of:=AVERAGE([.B157:.Q157])" office:value-type="float" office:value="149.875" calcext:value-type="float">
            <text:p>149.87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table:formula="of:=SUM([.B158:.Q158])" office:value-type="float" office:value="2569" calcext:value-type="float">
            <text:p>2569</text:p>
          </table:table-cell>
          <table:table-cell table:formula="of:=AVERAGE([.B158:.Q158])" office:value-type="float" office:value="160.5625" calcext:value-type="float">
            <text:p>160.562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table:formula="of:=SUM([.B159:.Q159])" office:value-type="float" office:value="2589" calcext:value-type="float">
            <text:p>2589</text:p>
          </table:table-cell>
          <table:table-cell table:formula="of:=AVERAGE([.B159:.Q159])" office:value-type="float" office:value="161.8125" calcext:value-type="float">
            <text:p>161.812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table:formula="of:=SUM([.B160:.Q160])" office:value-type="float" office:value="2592" calcext:value-type="float">
            <text:p>2592</text:p>
          </table:table-cell>
          <table:table-cell table:formula="of:=AVERAGE([.B160:.Q160])" office:value-type="float" office:value="162" calcext:value-type="float">
            <text:p>16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157" calcext:value-type="float">
            <text:p>157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table:formula="of:=SUM([.B161:.Q161])" office:value-type="float" office:value="2611" calcext:value-type="float">
            <text:p>2611</text:p>
          </table:table-cell>
          <table:table-cell table:formula="of:=AVERAGE([.B161:.Q161])" office:value-type="float" office:value="163.1875" calcext:value-type="float">
            <text:p>163.187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155" calcext:value-type="float">
            <text:p>155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table:formula="of:=SUM([.B162:.Q162])" office:value-type="float" office:value="2613" calcext:value-type="float">
            <text:p>2613</text:p>
          </table:table-cell>
          <table:table-cell table:formula="of:=AVERAGE([.B162:.Q162])" office:value-type="float" office:value="163.3125" calcext:value-type="float">
            <text:p>163.312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75" calcext:value-type="float">
            <text:p>175</text:p>
          </table:table-cell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table:formula="of:=SUM([.B163:.Q163])" office:value-type="float" office:value="2617" calcext:value-type="float">
            <text:p>2617</text:p>
          </table:table-cell>
          <table:table-cell table:formula="of:=AVERAGE([.B163:.Q163])" office:value-type="float" office:value="163.5625" calcext:value-type="float">
            <text:p>163.562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 table:formula="of:=SUM([.B164:.Q164])" office:value-type="float" office:value="2625" calcext:value-type="float">
            <text:p>2625</text:p>
          </table:table-cell>
          <table:table-cell table:formula="of:=AVERAGE([.B164:.Q164])" office:value-type="float" office:value="164.0625" calcext:value-type="float">
            <text:p>164.062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formula="of:=SUM([.B165:.Q165])" office:value-type="float" office:value="2630" calcext:value-type="float">
            <text:p>2630</text:p>
          </table:table-cell>
          <table:table-cell table:formula="of:=AVERAGE([.B165:.Q165])" office:value-type="float" office:value="164.375" calcext:value-type="float">
            <text:p>164.37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75" calcext:value-type="float">
            <text:p>175</text:p>
          </table:table-cell>
          <table:table-cell table:formula="of:=SUM([.B166:.Q166])" office:value-type="float" office:value="2633" calcext:value-type="float">
            <text:p>2633</text:p>
          </table:table-cell>
          <table:table-cell table:formula="of:=AVERAGE([.B166:.Q166])" office:value-type="float" office:value="164.5625" calcext:value-type="float">
            <text:p>164.562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formula="of:=SUM([.B167:.Q167])" office:value-type="float" office:value="2658" calcext:value-type="float">
            <text:p>2658</text:p>
          </table:table-cell>
          <table:table-cell table:formula="of:=AVERAGE([.B167:.Q167])" office:value-type="float" office:value="166.125" calcext:value-type="float">
            <text:p>166.12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formula="of:=SUM([.B168:.Q168])" office:value-type="float" office:value="2662" calcext:value-type="float">
            <text:p>2662</text:p>
          </table:table-cell>
          <table:table-cell table:formula="of:=AVERAGE([.B168:.Q168])" office:value-type="float" office:value="166.375" calcext:value-type="float">
            <text:p>166.37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formula="of:=SUM([.B169:.Q169])" office:value-type="float" office:value="2668" calcext:value-type="float">
            <text:p>2668</text:p>
          </table:table-cell>
          <table:table-cell table:formula="of:=AVERAGE([.B169:.Q169])" office:value-type="float" office:value="166.75" calcext:value-type="float">
            <text:p>166.7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157" calcext:value-type="float">
            <text:p>157</text:p>
          </table:table-cell>
          <table:table-cell table:formula="of:=SUM([.B170:.Q170])" office:value-type="float" office:value="2669" calcext:value-type="float">
            <text:p>2669</text:p>
          </table:table-cell>
          <table:table-cell table:formula="of:=AVERAGE([.B170:.Q170])" office:value-type="float" office:value="166.8125" calcext:value-type="float">
            <text:p>166.812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09" calcext:value-type="float">
            <text:p>209</text:p>
          </table:table-cell>
          <table:table-cell table:formula="of:=SUM([.B171:.Q171])" office:value-type="float" office:value="2673" calcext:value-type="float">
            <text:p>2673</text:p>
          </table:table-cell>
          <table:table-cell table:formula="of:=AVERAGE([.B171:.Q171])" office:value-type="float" office:value="167.0625" calcext:value-type="float">
            <text:p>167.062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145" calcext:value-type="float">
            <text:p>145</text:p>
          </table:table-cell>
          <table:table-cell table:formula="of:=SUM([.B172:.Q172])" office:value-type="float" office:value="2688" calcext:value-type="float">
            <text:p>2688</text:p>
          </table:table-cell>
          <table:table-cell table:formula="of:=AVERAGE([.B172:.Q172])" office:value-type="float" office:value="168" calcext:value-type="float">
            <text:p>16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table:formula="of:=SUM([.B173:.Q173])" office:value-type="float" office:value="2697" calcext:value-type="float">
            <text:p>2697</text:p>
          </table:table-cell>
          <table:table-cell table:formula="of:=AVERAGE([.B173:.Q173])" office:value-type="float" office:value="168.5625" calcext:value-type="float">
            <text:p>168.562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table:formula="of:=SUM([.B174:.Q174])" office:value-type="float" office:value="2698" calcext:value-type="float">
            <text:p>2698</text:p>
          </table:table-cell>
          <table:table-cell table:formula="of:=AVERAGE([.B174:.Q174])" office:value-type="float" office:value="168.625" calcext:value-type="float">
            <text:p>168.62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formula="of:=SUM([.B175:.Q175])" office:value-type="float" office:value="2698" calcext:value-type="float">
            <text:p>2698</text:p>
          </table:table-cell>
          <table:table-cell table:formula="of:=AVERAGE([.B175:.Q175])" office:value-type="float" office:value="168.625" calcext:value-type="float">
            <text:p>168.62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table:formula="of:=SUM([.B176:.Q176])" office:value-type="float" office:value="2699" calcext:value-type="float">
            <text:p>2699</text:p>
          </table:table-cell>
          <table:table-cell table:formula="of:=AVERAGE([.B176:.Q176])" office:value-type="float" office:value="168.6875" calcext:value-type="float">
            <text:p>168.687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table:formula="of:=SUM([.B177:.Q177])" office:value-type="float" office:value="2701" calcext:value-type="float">
            <text:p>2701</text:p>
          </table:table-cell>
          <table:table-cell table:formula="of:=AVERAGE([.B177:.Q177])" office:value-type="float" office:value="168.8125" calcext:value-type="float">
            <text:p>168.812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146" calcext:value-type="float">
            <text:p>146</text:p>
          </table:table-cell>
          <table:table-cell office:value-type="float" office:value="186" calcext:value-type="float">
            <text:p>186</text:p>
          </table:table-cell>
          <table:table-cell table:formula="of:=SUM([.B178:.Q178])" office:value-type="float" office:value="2716" calcext:value-type="float">
            <text:p>2716</text:p>
          </table:table-cell>
          <table:table-cell table:formula="of:=AVERAGE([.B178:.Q178])" office:value-type="float" office:value="169.75" calcext:value-type="float">
            <text:p>169.7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75" calcext:value-type="float">
            <text:p>175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formula="of:=SUM([.B179:.Q179])" office:value-type="float" office:value="2725" calcext:value-type="float">
            <text:p>2725</text:p>
          </table:table-cell>
          <table:table-cell table:formula="of:=AVERAGE([.B179:.Q179])" office:value-type="float" office:value="170.3125" calcext:value-type="float">
            <text:p>170.312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table:formula="of:=SUM([.B180:.Q180])" office:value-type="float" office:value="2729" calcext:value-type="float">
            <text:p>2729</text:p>
          </table:table-cell>
          <table:table-cell table:formula="of:=AVERAGE([.B180:.Q180])" office:value-type="float" office:value="170.5625" calcext:value-type="float">
            <text:p>170.562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97" calcext:value-type="float">
            <text:p>9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90" calcext:value-type="float">
            <text:p>190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170" calcext:value-type="float">
            <text:p>170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table:formula="of:=SUM([.B181:.Q181])" office:value-type="float" office:value="2831" calcext:value-type="float">
            <text:p>2831</text:p>
          </table:table-cell>
          <table:table-cell table:formula="of:=AVERAGE([.B181:.Q181])" office:value-type="float" office:value="176.9375" calcext:value-type="float">
            <text:p>176.937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table:formula="of:=SUM([.B182:.Q182])" office:value-type="float" office:value="2856" calcext:value-type="float">
            <text:p>2856</text:p>
          </table:table-cell>
          <table:table-cell table:formula="of:=AVERAGE([.B182:.Q182])" office:value-type="float" office:value="178.5" calcext:value-type="float">
            <text:p>178.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table:formula="of:=SUM([.B183:.Q183])" office:value-type="float" office:value="2892" calcext:value-type="float">
            <text:p>2892</text:p>
          </table:table-cell>
          <table:table-cell table:formula="of:=AVERAGE([.B183:.Q183])" office:value-type="float" office:value="180.75" calcext:value-type="float">
            <text:p>180.7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table:formula="of:=SUM([.B184:.Q184])" office:value-type="float" office:value="2902" calcext:value-type="float">
            <text:p>2902</text:p>
          </table:table-cell>
          <table:table-cell table:formula="of:=AVERAGE([.B184:.Q184])" office:value-type="float" office:value="181.375" calcext:value-type="float">
            <text:p>181.37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table:formula="of:=SUM([.B185:.Q185])" office:value-type="float" office:value="2903" calcext:value-type="float">
            <text:p>2903</text:p>
          </table:table-cell>
          <table:table-cell table:formula="of:=AVERAGE([.B185:.Q185])" office:value-type="float" office:value="181.4375" calcext:value-type="float">
            <text:p>181.437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table:formula="of:=SUM([.B186:.Q186])" office:value-type="float" office:value="2935" calcext:value-type="float">
            <text:p>2935</text:p>
          </table:table-cell>
          <table:table-cell table:formula="of:=AVERAGE([.B186:.Q186])" office:value-type="float" office:value="183.4375" calcext:value-type="float">
            <text:p>183.437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202" calcext:value-type="float">
            <text:p>202</text:p>
          </table:table-cell>
          <table:table-cell office:value-type="float" office:value="160" calcext:value-type="float">
            <text:p>160</text:p>
          </table:table-cell>
          <table:table-cell table:formula="of:=SUM([.B187:.Q187])" office:value-type="float" office:value="2938" calcext:value-type="float">
            <text:p>2938</text:p>
          </table:table-cell>
          <table:table-cell table:formula="of:=AVERAGE([.B187:.Q187])" office:value-type="float" office:value="183.625" calcext:value-type="float">
            <text:p>183.62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table:formula="of:=SUM([.B188:.Q188])" office:value-type="float" office:value="2939" calcext:value-type="float">
            <text:p>2939</text:p>
          </table:table-cell>
          <table:table-cell table:formula="of:=AVERAGE([.B188:.Q188])" office:value-type="float" office:value="183.6875" calcext:value-type="float">
            <text:p>183.687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table:formula="of:=SUM([.B189:.Q189])" office:value-type="float" office:value="2985" calcext:value-type="float">
            <text:p>2985</text:p>
          </table:table-cell>
          <table:table-cell table:formula="of:=AVERAGE([.B189:.Q189])" office:value-type="float" office:value="186.5625" calcext:value-type="float">
            <text:p>186.562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table:formula="of:=SUM([.B190:.Q190])" office:value-type="float" office:value="2991" calcext:value-type="float">
            <text:p>2991</text:p>
          </table:table-cell>
          <table:table-cell table:formula="of:=AVERAGE([.B190:.Q190])" office:value-type="float" office:value="186.9375" calcext:value-type="float">
            <text:p>186.937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table:formula="of:=SUM([.B191:.Q191])" office:value-type="float" office:value="2994" calcext:value-type="float">
            <text:p>2994</text:p>
          </table:table-cell>
          <table:table-cell table:formula="of:=AVERAGE([.B191:.Q191])" office:value-type="float" office:value="187.125" calcext:value-type="float">
            <text:p>187.12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" calcext:value-type="float">
            <text:p>171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62" calcext:value-type="float">
            <text:p>162</text:p>
          </table:table-cell>
          <table:table-cell office:value-type="float" office:value="178" calcext:value-type="float">
            <text:p>178</text:p>
          </table:table-cell>
          <table:table-cell office:value-type="float" office:value="153" calcext:value-type="float">
            <text:p>153</text:p>
          </table:table-cell>
          <table:table-cell table:formula="of:=SUM([.B192:.Q192])" office:value-type="float" office:value="2998" calcext:value-type="float">
            <text:p>2998</text:p>
          </table:table-cell>
          <table:table-cell table:formula="of:=AVERAGE([.B192:.Q192])" office:value-type="float" office:value="187.375" calcext:value-type="float">
            <text:p>187.37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table:formula="of:=SUM([.B193:.Q193])" office:value-type="float" office:value="3003" calcext:value-type="float">
            <text:p>3003</text:p>
          </table:table-cell>
          <table:table-cell table:formula="of:=AVERAGE([.B193:.Q193])" office:value-type="float" office:value="187.6875" calcext:value-type="float">
            <text:p>187.687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96" calcext:value-type="float">
            <text:p>196</text:p>
          </table:table-cell>
          <table:table-cell table:formula="of:=SUM([.B194:.Q194])" office:value-type="float" office:value="3011" calcext:value-type="float">
            <text:p>3011</text:p>
          </table:table-cell>
          <table:table-cell table:formula="of:=AVERAGE([.B194:.Q194])" office:value-type="float" office:value="188.1875" calcext:value-type="float">
            <text:p>188.187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formula="of:=SUM([.B195:.Q195])" office:value-type="float" office:value="3013" calcext:value-type="float">
            <text:p>3013</text:p>
          </table:table-cell>
          <table:table-cell table:formula="of:=AVERAGE([.B195:.Q195])" office:value-type="float" office:value="188.3125" calcext:value-type="float">
            <text:p>188.312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table:formula="of:=SUM([.B196:.Q196])" office:value-type="float" office:value="3016" calcext:value-type="float">
            <text:p>3016</text:p>
          </table:table-cell>
          <table:table-cell table:formula="of:=AVERAGE([.B196:.Q196])" office:value-type="float" office:value="188.5" calcext:value-type="float">
            <text:p>188.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table:formula="of:=SUM([.B197:.Q197])" office:value-type="float" office:value="3027" calcext:value-type="float">
            <text:p>3027</text:p>
          </table:table-cell>
          <table:table-cell table:formula="of:=AVERAGE([.B197:.Q197])" office:value-type="float" office:value="189.1875" calcext:value-type="float">
            <text:p>189.187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table:formula="of:=SUM([.B198:.Q198])" office:value-type="float" office:value="3030" calcext:value-type="float">
            <text:p>3030</text:p>
          </table:table-cell>
          <table:table-cell table:formula="of:=AVERAGE([.B198:.Q198])" office:value-type="float" office:value="189.375" calcext:value-type="float">
            <text:p>189.37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table:formula="of:=SUM([.B199:.Q199])" office:value-type="float" office:value="3033" calcext:value-type="float">
            <text:p>3033</text:p>
          </table:table-cell>
          <table:table-cell table:formula="of:=AVERAGE([.B199:.Q199])" office:value-type="float" office:value="189.5625" calcext:value-type="float">
            <text:p>189.562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table:formula="of:=SUM([.B200:.Q200])" office:value-type="float" office:value="3033" calcext:value-type="float">
            <text:p>3033</text:p>
          </table:table-cell>
          <table:table-cell table:formula="of:=AVERAGE([.B200:.Q200])" office:value-type="float" office:value="189.5625" calcext:value-type="float">
            <text:p>189.562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float" office:value="191" calcext:value-type="float">
            <text:p>191</text:p>
          </table:table-cell>
          <table:table-cell table:formula="of:=SUM([.B201:.Q201])" office:value-type="float" office:value="3063" calcext:value-type="float">
            <text:p>3063</text:p>
          </table:table-cell>
          <table:table-cell table:formula="of:=AVERAGE([.B201:.Q201])" office:value-type="float" office:value="191.4375" calcext:value-type="float">
            <text:p>191.437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table:formula="of:=SUM([.B202:.Q202])" office:value-type="float" office:value="3065" calcext:value-type="float">
            <text:p>3065</text:p>
          </table:table-cell>
          <table:table-cell table:formula="of:=AVERAGE([.B202:.Q202])" office:value-type="float" office:value="191.5625" calcext:value-type="float">
            <text:p>191.562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table:formula="of:=SUM([.B203:.Q203])" office:value-type="float" office:value="3071" calcext:value-type="float">
            <text:p>3071</text:p>
          </table:table-cell>
          <table:table-cell table:formula="of:=AVERAGE([.B203:.Q203])" office:value-type="float" office:value="191.9375" calcext:value-type="float">
            <text:p>191.937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  <table:table-cell office:value-type="float" office:value="157" calcext:value-type="float">
            <text:p>157</text:p>
          </table:table-cell>
          <table:table-cell office:value-type="float" office:value="182" calcext:value-type="float">
            <text:p>182</text:p>
          </table:table-cell>
          <table:table-cell table:formula="of:=SUM([.B204:.Q204])" office:value-type="float" office:value="3079" calcext:value-type="float">
            <text:p>3079</text:p>
          </table:table-cell>
          <table:table-cell table:formula="of:=AVERAGE([.B204:.Q204])" office:value-type="float" office:value="192.4375" calcext:value-type="float">
            <text:p>192.437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table:formula="of:=SUM([.B205:.Q205])" office:value-type="float" office:value="3083" calcext:value-type="float">
            <text:p>3083</text:p>
          </table:table-cell>
          <table:table-cell table:formula="of:=AVERAGE([.B205:.Q205])" office:value-type="float" office:value="192.6875" calcext:value-type="float">
            <text:p>192.687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formula="of:=SUM([.B206:.Q206])" office:value-type="float" office:value="3085" calcext:value-type="float">
            <text:p>3085</text:p>
          </table:table-cell>
          <table:table-cell table:formula="of:=AVERAGE([.B206:.Q206])" office:value-type="float" office:value="192.8125" calcext:value-type="float">
            <text:p>192.812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table:formula="of:=SUM([.B207:.Q207])" office:value-type="float" office:value="3089" calcext:value-type="float">
            <text:p>3089</text:p>
          </table:table-cell>
          <table:table-cell table:formula="of:=AVERAGE([.B207:.Q207])" office:value-type="float" office:value="193.0625" calcext:value-type="float">
            <text:p>193.062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  <table:table-cell table:formula="of:=SUM([.B208:.Q208])" office:value-type="float" office:value="3096" calcext:value-type="float">
            <text:p>3096</text:p>
          </table:table-cell>
          <table:table-cell table:formula="of:=AVERAGE([.B208:.Q208])" office:value-type="float" office:value="193.5" calcext:value-type="float">
            <text:p>193.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162" calcext:value-type="float">
            <text:p>162</text:p>
          </table:table-cell>
          <table:table-cell table:formula="of:=SUM([.B209:.Q209])" office:value-type="float" office:value="3097" calcext:value-type="float">
            <text:p>3097</text:p>
          </table:table-cell>
          <table:table-cell table:formula="of:=AVERAGE([.B209:.Q209])" office:value-type="float" office:value="193.5625" calcext:value-type="float">
            <text:p>193.562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166" calcext:value-type="float">
            <text:p>166</text:p>
          </table:table-cell>
          <table:table-cell table:formula="of:=SUM([.B210:.Q210])" office:value-type="float" office:value="3113" calcext:value-type="float">
            <text:p>3113</text:p>
          </table:table-cell>
          <table:table-cell table:formula="of:=AVERAGE([.B210:.Q210])" office:value-type="float" office:value="194.5625" calcext:value-type="float">
            <text:p>194.5625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table:formula="of:=SUM([.B211:.Q211])" office:value-type="float" office:value="3121" calcext:value-type="float">
            <text:p>3121</text:p>
          </table:table-cell>
          <table:table-cell table:formula="of:=AVERAGE([.B211:.Q211])" office:value-type="float" office:value="195.0625" calcext:value-type="float">
            <text:p>195.062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table:formula="of:=SUM([.B212:.Q212])" office:value-type="float" office:value="3124" calcext:value-type="float">
            <text:p>3124</text:p>
          </table:table-cell>
          <table:table-cell table:formula="of:=AVERAGE([.B212:.Q212])" office:value-type="float" office:value="195.25" calcext:value-type="float">
            <text:p>195.2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178" calcext:value-type="float">
            <text:p>178</text:p>
          </table:table-cell>
          <table:table-cell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table:formula="of:=SUM([.B213:.Q213])" office:value-type="float" office:value="3139" calcext:value-type="float">
            <text:p>3139</text:p>
          </table:table-cell>
          <table:table-cell table:formula="of:=AVERAGE([.B213:.Q213])" office:value-type="float" office:value="196.1875" calcext:value-type="float">
            <text:p>196.187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table:formula="of:=SUM([.B214:.Q214])" office:value-type="float" office:value="3173" calcext:value-type="float">
            <text:p>3173</text:p>
          </table:table-cell>
          <table:table-cell table:formula="of:=AVERAGE([.B214:.Q214])" office:value-type="float" office:value="198.3125" calcext:value-type="float">
            <text:p>198.312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table:formula="of:=SUM([.B215:.Q215])" office:value-type="float" office:value="3228" calcext:value-type="float">
            <text:p>3228</text:p>
          </table:table-cell>
          <table:table-cell table:formula="of:=AVERAGE([.B215:.Q215])" office:value-type="float" office:value="201.75" calcext:value-type="float">
            <text:p>201.7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4" calcext:value-type="float">
            <text:p>214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table:formula="of:=SUM([.B216:.Q216])" office:value-type="float" office:value="3245" calcext:value-type="float">
            <text:p>3245</text:p>
          </table:table-cell>
          <table:table-cell table:formula="of:=AVERAGE([.B216:.Q216])" office:value-type="float" office:value="202.8125" calcext:value-type="float">
            <text:p>202.812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table:formula="of:=SUM([.B217:.Q217])" office:value-type="float" office:value="3257" calcext:value-type="float">
            <text:p>3257</text:p>
          </table:table-cell>
          <table:table-cell table:formula="of:=AVERAGE([.B217:.Q217])" office:value-type="float" office:value="203.5625" calcext:value-type="float">
            <text:p>203.562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Resul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rtMode</text:p>
          </table:table-cell>
          <table:table-cell office:value-type="string" calcext:value-type="string">
            <text:p>SelectionMode</text:p>
          </table:table-cell>
          <table:table-cell office:value-type="string" calcext:value-type="string">
            <text:p>MutMode</text:p>
          </table:table-cell>
          <table:table-cell office:value-type="string" calcext:value-type="string">
            <text:p>CrossMode</text:p>
          </table:table-cell>
          <table:table-cell office:value-type="string" calcext:value-type="string">
            <text:p>CrossTyp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tartMode</text:p>
          </table:table-cell>
          <table:table-cell office:value-type="string" calcext:value-type="string">
            <text:p>SelectionMode</text:p>
          </table:table-cell>
          <table:table-cell office:value-type="string" calcext:value-type="string">
            <text:p>MutMode</text:p>
          </table:table-cell>
          <table:table-cell office:value-type="string" calcext:value-type="string">
            <text:p>CrossMode</text:p>
          </table:table-cell>
          <table:table-cell office:value-type="string" calcext:value-type="string">
            <text:p>CrossTyp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28.8125" calcext:value-type="float">
            <text:p>28.812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Part.Map.</text:p>
          </table:table-cell>
          <table:table-cell office:value-type="string" calcext:value-type="string">
            <text:p>Size/2</text:p>
          </table:table-cell>
          <table:table-cell office:value-type="float" office:value="98" calcext:value-type="float">
            <text:p>98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29.4375" calcext:value-type="float">
            <text:p>29.43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All Par</text:p>
          </table:table-cell>
          <table:table-cell office:value-type="float" office:value="124" calcext:value-type="float">
            <text:p>12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30.875" calcext:value-type="float">
            <text:p>30.87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Part.Map.</text:p>
          </table:table-cell>
          <table:table-cell office:value-type="string" calcext:value-type="string">
            <text:p>Size/2</text:p>
          </table:table-cell>
          <table:table-cell office:value-type="float" office:value="127" calcext:value-type="float">
            <text:p>127</text:p>
          </table:table-cell>
          <table:table-cell office:value-type="float" office:value="15.875" calcext:value-type="float">
            <text:p>15.8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30.875" calcext:value-type="float">
            <text:p>30.87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Pop=20</text:p>
          </table:table-cell>
          <table:table-cell office:value-type="float" office:value="141" calcext:value-type="float">
            <text:p>141</text:p>
          </table:table-cell>
          <table:table-cell office:value-type="float" office:value="17.625" calcext:value-type="float">
            <text:p>17.6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2" calcext:value-type="float">
            <text:p>522</text:p>
          </table:table-cell>
          <table:table-cell office:value-type="float" office:value="32.625" calcext:value-type="float">
            <text:p>32.62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Ruletka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Part.Map.</text:p>
          </table:table-cell>
          <table:table-cell office:value-type="string" calcext:value-type="string">
            <text:p>Pop=20</text:p>
          </table:table-cell>
          <table:table-cell office:value-type="float" office:value="161" calcext:value-type="float">
            <text:p>161</text:p>
          </table:table-cell>
          <table:table-cell office:value-type="float" office:value="20.125" calcext:value-type="float">
            <text:p>20.1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33.5" calcext:value-type="float">
            <text:p>33.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Ruletka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Pop=20</text:p>
          </table:table-cell>
          <table:table-cell office:value-type="float" office:value="163" calcext:value-type="float">
            <text:p>163</text:p>
          </table:table-cell>
          <table:table-cell office:value-type="float" office:value="20.375" calcext:value-type="float">
            <text:p>20.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34.125" calcext:value-type="float">
            <text:p>34.12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Ruletka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Size/2</text:p>
          </table:table-cell>
          <table:table-cell office:value-type="float" office:value="188" calcext:value-type="float">
            <text:p>188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36.1875" calcext:value-type="float">
            <text:p>36.187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Ruletka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Part.Map.</text:p>
          </table:table-cell>
          <table:table-cell office:value-type="string" calcext:value-type="string">
            <text:p>Size/2</text:p>
          </table:table-cell>
          <table:table-cell office:value-type="float" office:value="197" calcext:value-type="float">
            <text:p>197</text:p>
          </table:table-cell>
          <table:table-cell office:value-type="float" office:value="24.625" calcext:value-type="float">
            <text:p>24.6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0" calcext:value-type="float">
            <text:p>590</text:p>
          </table:table-cell>
          <table:table-cell office:value-type="float" office:value="36.875" calcext:value-type="float">
            <text:p>36.87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Ruletka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All Par</text:p>
          </table:table-cell>
          <table:table-cell office:value-type="float" office:value="202" calcext:value-type="float">
            <text:p>202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37.25" calcext:value-type="float">
            <text:p>37.2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ybryd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Losowa</text:p>
          </table:table-cell>
          <table:table-cell office:value-type="string" calcext:value-type="string">
            <text:p>Mod.Ord.B.</text:p>
          </table:table-cell>
          <table:table-cell office:value-type="string" calcext:value-type="string">
            <text:p>Size/2</text:p>
          </table:table-cell>
          <table:table-cell office:value-type="float" office:value="206" calcext:value-type="float">
            <text:p>206</text:p>
          </table:table-cell>
          <table:table-cell office:value-type="float" office:value="25.75" calcext:value-type="float">
            <text:p>25.75</text:p>
          </table:table-cell>
        </table:table-row>
      </table:table>
      <table:named-expressions/>
      <table:database-ranges>
        <table:database-range table:name="__Anonymous_Sheet_DB__0" table:target-range-address="BestSeeker.A2:BestSeeker.AA217" table:contains-header="false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8:34:22.803049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00:10:47.250099498</meta:creation-date>
    <meta:generator>LibreOffice/6.4.7.2$Linux_X86_64 LibreOffice_project/40$Build-2</meta:generator>
    <dc:date>2022-06-02T18:39:52.135425366</dc:date>
    <meta:editing-duration>PT12M16S</meta:editing-duration>
    <meta:editing-cycles>2</meta:editing-cycles>
    <meta:document-statistic meta:table-count="2" meta:cell-count="5918" meta:object-count="0"/>
  </office:meta>
</office:document-meta>
</file>